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tyle="italic" officeooo:rsid="00148d51" officeooo:paragraph-rsid="001b5937" style:font-style-asian="italic" style:font-style-complex="italic"/>
    </style:style>
    <style:style style:name="P2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66c4c5" officeooo:paragraph-rsid="001b5937" style:font-size-asian="12pt" style:font-style-asian="normal" style:font-size-complex="12pt" style:font-style-complex="normal"/>
    </style:style>
    <style:style style:name="P3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72ecc1" officeooo:paragraph-rsid="001b5937" style:font-size-asian="12pt" style:font-style-asian="normal" style:font-size-complex="12pt" style:font-style-complex="normal"/>
    </style:style>
    <style:style style:name="P4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741402" officeooo:paragraph-rsid="001b5937" style:font-size-asian="12pt" style:font-style-asian="normal" style:font-size-complex="12pt" style:font-style-complex="normal"/>
    </style:style>
    <style:style style:name="P5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754840" officeooo:paragraph-rsid="001b5937" style:font-size-asian="12pt" style:font-style-asian="normal" style:font-size-complex="12pt" style:font-style-complex="normal"/>
    </style:style>
    <style:style style:name="P6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76abf1" officeooo:paragraph-rsid="001b5937" style:font-size-asian="12pt" style:font-style-asian="normal" style:font-size-complex="12pt" style:font-style-complex="normal"/>
    </style:style>
    <style:style style:name="P7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772ed1" officeooo:paragraph-rsid="001b5937" style:font-size-asian="12pt" style:font-style-asian="normal" style:font-size-complex="12pt" style:font-style-complex="normal"/>
    </style:style>
    <style:style style:name="P8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754840" officeooo:paragraph-rsid="001b5937" style:font-size-asian="12pt" style:font-style-asian="italic" style:font-size-complex="12pt" style:font-style-complex="italic"/>
    </style:style>
    <style:style style:name="P9" style:family="paragraph" style:parent-style-name="Standard">
      <style:text-properties fo:font-variant="normal" fo:text-transform="none" fo:color="#252525" style:text-line-through-style="none" style:text-line-through-type="none" style:font-name="Liberation Serif" fo:font-size="12pt" fo:letter-spacing="normal" fo:font-style="normal" style:text-underline-style="none" fo:font-weight="normal" officeooo:rsid="0076abf1" officeooo:paragraph-rsid="001b5937" style:text-blinking="false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Heading_20_2">
      <style:paragraph-properties fo:text-align="center" style:justify-single-word="false"/>
      <style:text-properties fo:font-variant="normal" fo:text-transform="none" fo:color="#252525" style:font-name="Liberation Serif" fo:font-size="12pt" fo:letter-spacing="normal" fo:font-style="normal" fo:font-weight="normal" officeooo:rsid="006df73b" officeooo:paragraph-rsid="001b5937" style:font-size-asian="12pt" style:font-style-asian="normal" style:font-size-complex="12pt" style:font-style-complex="normal"/>
    </style:style>
    <style:style style:name="T1" style:family="text">
      <style:text-properties officeooo:rsid="032acf02"/>
    </style:style>
    <style:style style:name="T2" style:family="text">
      <style:text-properties officeooo:rsid="011a39a6"/>
    </style:style>
    <style:style style:name="T3" style:family="text">
      <style:text-properties officeooo:rsid="0145d3e3"/>
    </style:style>
    <style:style style:name="T4" style:family="text">
      <style:text-properties officeooo:rsid="011a1987"/>
    </style:style>
    <style:style style:name="T5" style:family="text">
      <style:text-properties officeooo:rsid="0146cdd4"/>
    </style:style>
    <style:style style:name="T6" style:family="text">
      <style:text-properties officeooo:rsid="015e5b62"/>
    </style:style>
    <style:style style:name="T7" style:family="text">
      <style:text-properties officeooo:rsid="0076abf1"/>
    </style:style>
    <style:style style:name="T8" style:family="text">
      <style:text-properties officeooo:rsid="0148006b"/>
    </style:style>
    <style:style style:name="T9" style:family="text">
      <style:text-properties officeooo:rsid="00772e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/>
      <text:p text:style-name="P2"/>
      <text:p text:style-name="P3">Всех «молодых» в начале службы нагружают, но наше отделение было самым «молодым» из «молодых».</text:p>
      <text:p text:style-name="P3">Так сложилась цепь неблагоприятных обстоятельств.</text:p>
      <text:p text:style-name="P3">Прапорщик, он же командир взвода, поймал сержанта, он же командир нашего отделения, с двумя бутылками вина из гастронома.</text:p>
      <text:p text:style-name="P3"/>
      <text:p text:style-name="P3">Что такое прапорщик? </text:p>
      <text:p text:style-name="P3">Это «дед», которому нравится блатовать — вона как молодые перед ним трепещут! — и который понимает, что после дембеля, на гражданке, он — никто.</text:p>
      <text:p text:style-name="P3">На гражданке другая иерархия.</text:p>
      <text:p text:style-name="P3">Вот почему такой «дед» остаётся на сверхсрочную службу.</text:p>
      <text:p text:style-name="P3">Четыре месяца школы прапорщиков и он приходит в ту же часть с одной звёздочкой на беспросветном погоне.</text:p>
      <text:p text:style-name="P3">Ходит в парадке, шугает <text:span text:style-name="T3">солдатиков</text:span>, получает сто двадцать в месяц.</text:p>
      <text:p text:style-name="P3">Как не порадоваться за человека нашедшего своё место в жизни?</text:p>
      <text:p text:style-name="P3"/>
      <text:p text:style-name="P3">И вот наше отделение созвано из разных мест девятиэтажки — кто-то клал перегородки, кто-то рыл траншею, кто-то складывал поддоны — и построено у груды щебня <text:span text:style-name="T3">напротив</text:span> второго подъезда.</text:p>
      <text:p text:style-name="P3">Перед строем сто<text:span text:style-name="T4">ит</text:span> наш сержант <text:span text:style-name="T3">лишённый</text:span> ремня с бляхой — явный признак арестанта — у ног его две бутылки вина с широкими наклейками, в трёх метрах от него — белобрысый прапорщик в рубахе от парадки; лето ведь.</text:p>
      <text:p text:style-name="P3">Короче, этот пацан, который даже и не «дед», а всего лишь прапор, решил устроить воспитательно-показательную ораторию.</text:p>
      <text:p text:style-name="P3">Мол, этот изменник родины покинул товарищей на трудовом посту, предательски ушёл в гастроном, но был пойман с поличным.</text:p>
      <text:p text:style-name="P4">Дотолкал прапор свою речугу до конца, а что дальше — не знает.</text:p>
      <text:p text:style-name="P4"><text:span text:style-name="T5">Однако, </text:span><text:s/>он, по-видимому, не так давно смотрел сериал из жизни военных курсантов: кому-то там при<text:span text:style-name="T5">шла</text:span> посылка и он <text:span text:style-name="T5"><text:s/></text:span>её втихаря <text:span text:style-name="T5">жрал</text:span>, пока не попался, и замполит заставляет его съесть плитку шоколада перед строем и <text:span text:style-name="T5">жмот</text:span>, понурив голову, сгорает от стыда и просит общего прощения.</text:p>
      <text:p text:style-name="P4"><text:span text:style-name="T5">И вот</text:span> этот Песталоцци с одной звёздочкой начинает <text:span text:style-name="T5">тут</text:span> <text:span text:style-name="T5">перед нами</text:span> кинозвезду из себя строить, <text:span text:style-name="T5">косить под замполита из телевизора</text:span>:</text:p>
      <text:p text:style-name="P4">- Ты бросил товарищей ради вина! Ну, так пей!</text:p>
      <text:p text:style-name="P4"/>
      <text:p text:style-name="P4"><text:span text:style-name="T4">Он не учёл, что в</text:span> жизни совсем другое кино.</text:p>
      <text:p text:style-name="P4">Вместо того, чтоб понурить голову, сержант её задрал и засадил бутылку с горлá — не отрываясь.</text:p>
      <text:p text:style-name="P4">Вторую не успел — прапорщик очнулся, подбежал и разбил её о щебень.</text:p>
      <text:p text:style-name="P4">Сержанта отвезли в часть и заперли на «губ<text:span text:style-name="T4">у</text:span>» в проходной, а утром разжаловали в рядовые и послали каменщиком в ту бригаду, где он и был до нашего призыва.</text:p>
      <text:p text:style-name="P4">А как иначе? Чтоб он десять суток отлёживал бока на «губе» и даром хлеб ел? Не выйдет!</text:p>
      <text:p text:style-name="P4">Ведь, даже и без татуировки на лбу, все мы — рабы СССР.</text:p>
      <text:p text:style-name="P4"/>
      <text:p text:style-name="P5">Бригадиром нам поставили рядового «черпака» по фамилии Простомолóтов.</text:p>
      <text:p text:style-name="P5">- Зовите меня просто — Молотов.</text:p>
      <text:p text:style-name="P5">Интеллектуал. Очки носит. Про Молотова знает, но — «черпак» и, хотя ему дали лычку ефрейтора, «деды» им помыкают, а он и не пикнет, чтобы <text:span text:style-name="T4">те, хоть иногда, <text:s/>нагружали</text:span> <text:span text:style-name="T5">бы </text:span>какое-то другое отделение «молодых».</text:p>
      <text:p text:style-name="P5"><text:soft-page-break/>Вот и получается, что после рабочего дня, вместо отбоя, мы идём на кухню и чистим картошку на обед всему личному составу части плюс отдельной роте — потому что картофелечистка поломалась.</text:p>
      <text:p text:style-name="P5">Всю ночь напролёт. До пяти утра.</text:p>
      <text:p text:style-name="P5">Правда, последний мешок, по частям, вынесли вёдрами на мусорку, присыпав <text:span text:style-name="T5">картофельными </text:span>очистками, чтоб дежурный по кухне не врубился. Типа, отходы.</text:p>
      <text:p text:style-name="P5">А потом как заведено развод и <text:s/>— на работу.</text:p>
      <text:p text:style-name="P5"/>
      <text:p text:style-name="P5">Или после ужина везут нас обратно на девятиэтажку, потому что туда КАМАЗы со станции возят алебастр и если пойдёт дождь накроется целый вагон ценного строительного материала.</text:p>
      <text:p text:style-name="P5">И мы, стоя по колено в сыпучем алебастре, загоняем его лопатами в подвал девятиэтажки через проём в блоках фундамента торцевой стены. Не успели перебросать один — подходит следующий самосвал; и будут ещё и ещё.</text:p>
      <text:p text:style-name="P5">А внутри алебастр надо тоже перегонять в соседний отсек подвала, иначе всё не поместится.</text:p>
      <text:p text:style-name="P5"/>
      <text:p text:style-name="P8"><text:span text:style-name="T5">(...н</text:span>е забуду синюшный цвет лица Васи из Бурыни в свете подвальной лампочки, когда он там заснул на алебастровом бархане...<text:span text:style-name="T5">)</text:span></text:p>
      <text:p text:style-name="P8"/>
      <text:p text:style-name="P5">Вобщем, Простомолóтов, права армейская <text:span text:style-name="T6">мудрость</text:span>:</text:p>
      <text:p text:style-name="P5">- Лучше иметь дочь проститутку, чем сына ефрейтора.</text:p>
      <text:p text:style-name="P5"/>
      <text:p text:style-name="P5">Приехал папа Гриши Дорфмана и переговорил с кем-то в штабе.</text:p>
      <text:p text:style-name="P5">Гришу перевели в четвёртую роту и дали должность портного. </text:p>
      <text:p text:style-name="P5">Вскоре Гриша уже щеголяет в «пэша» и даже не ночует в казарме, ведь у него швейная мастерская рядом с баней.</text:p>
      <text:p text:style-name="P5">«Пэша» значит «полушерстяное обмундирование», <text:span text:style-name="T7">материал поплотнее хэбэ, цвета тёмной болотной тины — одного из оттенков хаки.</text:span></text:p>
      <text:p text:style-name="P6">В «пэша» ходят аристократы срочной службы: водитель «козла» комбата, например, или киномеханик, он же почтальон.</text:p>
      <text:p text:style-name="P6">Великое дело — иметь папу умеющего вести переговоры.</text:p>
      <text:p text:style-name="P6"/>
      <text:p text:style-name="P6">А Ванькá, всё-таки, комиссовали.</text:p>
      <text:p text:style-name="P6">Сержант, который сопровождал его от психушки домой, рассказывал, что в Ставрополе на вокзале Ванёк бросил на пол свою сетку-авоську с газетным свёртком и кричал:</text:p>
      <text:p text:style-name="P6">- Тикайте! Там — бомба!</text:p>
      <text:p text:style-name="P6">Люди шарахались.</text:p>
      <text:p text:style-name="P6">А когда прибыли в родную хату <text:s/>Ванькá, он, <text:span text:style-name="T5">на прощанье, </text:span>спокойно проговорил:</text:p>
      <text:p text:style-name="P6">- Вот так, сержант, умные люди в армии служат.</text:p>
      <text:p text:style-name="P9"/>
      <text:p text:style-name="P6">Вобщем, в тот августовский выходной день, ища уединения от ленивой толпы пляжников в кирзовых сапогах, я хотел уйти за угол клуба части и из окна с арматурной решёткой, рядом с крыльцом и дверью в кинобудку, услышал акустическую гитару.</text:p>
      <text:p text:style-name="P6">Гитара...</text:p>
      <text:p text:style-name="P6">Я стоял и слушал, хоть слушать было нечего — кто-то коряво пытался сыграть <text:s/>аккорды «Шыз-гары», но с ритмом не ладилось; он бил балалаечным боем.</text:p>
      <text:p text:style-name="P6">Я не выдержал и вернулся к входной двери в клуб. Она оказалась открытой.</text:p>
      <text:p text:style-name="P6">В конце зала, по бокам от окошечек кинобудки — две двери. Одна — настежь, звук гитары — оттуда.</text:p>
      <text:p text:style-name="P6"/>
      <text:p text:style-name="P6">В узкой комнате, у окна с решёткой, твёрдая больничная кушетка, на которой сидит зверовидный солдат в пилотке, чёрном комбинезоне и тапочках. В руках у него гитара.</text:p>
      <text:p text:style-name="P6"><text:soft-page-break/>Другой солдат, тоже в тапочках <text:span text:style-name="T8">сидит</text:span> напротив него, у стены на стуле.</text:p>
      <text:p text:style-name="P6">- Чё нада?!</text:p>
      <text:p text:style-name="P6">- Это вы «Shocking Blue» <text:span text:style-name="T9">сыграть хотите. Я могу показать.</text:span></text:p>
      <text:p text:style-name="P7">Они переглянулись.</text:p>
      <text:p text:style-name="P7">- Ну, покажи.</text:p>
      <text:p text:style-name="P5"/>
      <text:p text:style-name="P1"><text:span text:style-name="T2">(...к</text:span>расота спасёт мир?</text:p>
      <text:p text:style-name="P1">Ну, это ещё бабушка надвое сказала.</text:p>
      <text:p text:style-name="P1">Уж больно расплывчатая это штука — красота.</text:p>
      <text:p text:style-name="P1">Другое дело — музыка. Она способна творить конкретные чудеса. Наводить мосты. Отбрасывать лишнее.</text:p>
      <text:p text:style-name="P1">Вместо «фазана» Замешкевича, «черпака» Рассолова и «салаги» Огольцова остались просто три парня, передающи<text:span text:style-name="T1">е</text:span> гитару из рук в руки...<text:span text:style-name="T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2:42:17.377825251</meta:creation-date>
    <dc:date>2017-03-02T12:42:23.539449435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65" meta:word-count="914" meta:character-count="5880" meta:non-whitespace-character-count="4997"/>
    <meta:generator>LibreOffice/4.3.3.2$Linux_x86 LibreOffice_project/430m0$Build-2</meta:generator>
  </office:meta>
</office:document-meta>
</file>